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Pictures/2000000D000000DD000000DD878801F7.svm"/>
  <manifest:file-entry manifest:media-type="" manifest:full-path="Object 2/Pictures/2000000D000000DD000000DD8384ABF7.svm"/>
  <manifest:file-entry manifest:media-type="" manifest:full-path="Object 2/Pictures/2000000D000000DD000000DD3F0040E4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7cm" svg:height="10.16cm" svg:x="0.517cm" svg:y="1.76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3T22:22:01</meta:creation-date>
    <dc:date>2017-02-18T17:39:48</dc:date>
    <dc:creator>Lu Ding</dc:creator>
    <meta:editing-duration>PT43M24S</meta:editing-duration>
    <meta:editing-cycles>20</meta:editing-cycles>
    <meta:generator>OpenOffice/4.1.3$Unix OpenOffice.org_project/413m1$Build-9783</meta:gener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2" chart:reverse-direction="false" text:line-break="false" chart:link-data-style-to-source="false" chart:axis-position="0" chart:axis-label-position="outside-start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550" chart:maximum="50" chart:interval-major="50" chart:reverse-direction="false" text:line-break="false" chart:link-data-style-to-source="false" chart:axis-position="0" chart:axis-label-position="outside-start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square" chart:symbol-width="0.15cm" chart:symbol-height="0.15cm" chart:link-data-style-to-source="false">
        <chart:symbol-image xlink:href="Pictures/2000000D000000DD000000DD3F0040E4.svm" xlink:type="simple" xlink:actuate="onLoad"/>
      </style:chart-properties>
      <style:graphic-properties draw:stroke="dash" draw:stroke-dash="Fine_20_Dashed_20__28_var_29_"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draw:stroke="dash" draw:stroke-dash="Fine_20_Dashed_20__28_var_29_" svg:stroke-width="0.02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left" chart:symbol-width="0.15cm" chart:symbol-height="0.15cm" chart:link-data-style-to-source="false">
        <chart:symbol-image xlink:href="Pictures/2000000D000000DD000000DD878801F7.svm" xlink:type="simple" xlink:actuate="onLoad"/>
      </style:chart-properties>
      <style:graphic-properties svg:stroke-width="0.025cm" svg:stroke-color="#83caff" draw:fill-color="#83caff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bow-tie" chart:symbol-width="0.15cm" chart:symbol-height="0.15cm" chart:link-data-style-to-source="fals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hourglass" chart:symbol-width="0.15cm" chart:symbol-height="0.15cm" chart:link-data-style-to-source="fals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star" chart:symbol-width="0.15cm" chart:symbol-height="0.15cm" chart:link-data-style-to-source="fals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width="0.051cm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701cm" svg:height="10.161cm" xlink:href="." xlink:type="simple" chart:class="chart:scatter" chart:style-name="ch1">
        <chart:legend svg:x="5.568cm" svg:y="6.181cm" style:legend-expansion="custom" chartooo:width="3.858cm" chartooo:height="2.772cm" style:legend-expansion-aspect-ratio="1.39177489177489" chart:style-name="ch2"/>
        <chart:plot-area chart:style-name="ch3" chart:data-source-has-labels="both" svg:x="0.812cm" svg:y="0.802cm" svg:width="8.707cm" svg:height="8.794cm">
          <chartooo:coordinate-region svg:x="1.71cm" svg:y="1cm" svg:width="7.715cm" svg:height="7.953cm"/>
          <chart:axis chart:dimension="x" chart:name="primary-x" chart:style-name="ch4" chartooo:axis-type="auto">
            <chart:title svg:x="4.985cm" svg:y="9.445cm" chart:style-name="ch5">
              <text:p>q</text:p>
            </chart:title>
            <chart:categories table:cell-range-address="local-table.$A$2:.$A$12"/>
          </chart:axis>
          <chart:axis chart:dimension="y" chart:name="primary-y" chart:style-name="ch6">
            <chart:title svg:x="0cm" svg:y="7.007cm" chart:style-name="ch7">
              <text:p>free energy [kJ/mol]</text:p>
            </chart:title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D$2:.$D$12" chart:label-cell-address="local-table.$D$1" chart:class="chart:scatter">
            <chart:data-point chart:repeated="11"/>
          </chart:series>
          <chart:series chart:style-name="ch10" chart:values-cell-range-address="local-table.$H$2:.$H$12" chart:label-cell-address="local-table.$H$1" chart:class="chart:scatter">
            <chart:data-point chart:repeated="11"/>
          </chart:series>
          <chart:series chart:style-name="ch11" chart:values-cell-range-address="local-table.$I$2:.$I$12" chart:label-cell-address="local-table.$I$1" chart:class="chart:scatter">
            <chart:data-point chart:repeated="11"/>
          </chart:series>
          <chart:series chart:style-name="ch12" chart:values-cell-range-address="local-table.$J$2:.$J$12" chart:label-cell-address="local-table.$J$1" chart:class="chart:scatter">
            <chart:data-point chart:repeated="11"/>
          </chart:series>
          <chart:series chart:style-name="ch13" chart:values-cell-range-address="local-table.$K$2:.$K$12" chart:label-cell-address="local-table.$K$1" chart:class="chart:scatter">
            <chart:data-point chart:repeated="11"/>
          </chart:series>
          <chart:series chart:style-name="ch14" chart:values-cell-range-address="local-table.$L$2:.$L$12" chart:label-cell-address="local-table.$L$1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visibility="collapse"/>
            <table:table-column table:visibility="collapse"/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ET_nmax1</text:p>
              </table:table-cell>
              <table:table-cell office:value-type="string">
                <text:p>IET_nmax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max1</text:p>
              </table:table-cell>
              <table:table-cell office:value-type="string">
                <text:p>nmax2</text:p>
              </table:table-cell>
              <table:table-cell office:value-type="string">
                <text:p>nmax3</text:p>
              </table:table-cell>
              <table:table-cell office:value-type="string">
                <text:p>nmax4</text:p>
              </table:table-cell>
              <table:table-cell office:value-type="string">
                <text:p>nmax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531.875074205817">
                <text:p>-531.87507420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38.225122467876">
                <text:p>-538.225122467876</text:p>
              </table:table-cell>
              <table:table-cell office:value-type="float" office:value="-341.454628585129">
                <text:p>-341.454628585129</text:p>
              </table:table-cell>
              <table:table-cell office:value-type="float" office:value="-285.061888216116">
                <text:p>-285.061888216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">
                <text:p>-0.8</text:p>
              </table:table-cell>
              <table:table-cell office:value-type="float" office:value="-318.882701698054">
                <text:p>-318.882701698054</text:p>
              </table:table-cell>
              <table:table-cell office:value-type="float" office:value="-155.27154704573">
                <text:p>-155.2715470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4.421514697554">
                <text:p>-324.421514697554</text:p>
              </table:table-cell>
              <table:table-cell office:value-type="float" office:value="-194.636318992361">
                <text:p>-194.636318992361</text:p>
              </table:table-cell>
              <table:table-cell office:value-type="float" office:value="-160.602425337825">
                <text:p>-160.60242533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-157.215842512653">
                <text:p>-157.215842512653</text:p>
              </table:table-cell>
              <table:table-cell office:value-type="float" office:value="-66.4860203872736">
                <text:p>-66.486020387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3.345372198368">
                <text:p>-163.345372198368</text:p>
              </table:table-cell>
              <table:table-cell office:value-type="float" office:value="-87.706259254416">
                <text:p>-87.706259254416</text:p>
              </table:table-cell>
              <table:table-cell office:value-type="float" office:value="-69.6986900114567">
                <text:p>-69.6986900114567</text:p>
              </table:table-cell>
              <table:table-cell office:value-type="float" office:value="-69.5018235411363">
                <text:p>-69.501823541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-48.6097664716852">
                <text:p>-48.6097664716852</text:p>
              </table:table-cell>
              <table:table-cell office:value-type="float" office:value="-7.95487349747152">
                <text:p>-7.9548734974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.8008885498704">
                <text:p>-52.8008885498704</text:p>
              </table:table-cell>
              <table:table-cell office:value-type="float" office:value="-17.552166259505">
                <text:p>-17.552166259505</text:p>
              </table:table-cell>
              <table:table-cell office:value-type="float" office:value="-9.8145358260129">
                <text:p>-9.8145358260129</text:p>
              </table:table-cell>
              <table:table-cell office:value-type="float" office:value="-9.5686453636382">
                <text:p>-9.5686453636382</text:p>
              </table:table-cell>
              <table:table-cell office:value-type="float" office:value="-9.958112112392">
                <text:p>-9.958112112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11.5215966688922">
                <text:p>11.5215966688922</text:p>
              </table:table-cell>
              <table:table-cell office:value-type="float" office:value="22.6769026679142">
                <text:p>22.676902667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6160733806506">
                <text:p>9.46160733806506</text:p>
              </table:table-cell>
              <table:table-cell office:value-type="float" office:value="19.7497967568938">
                <text:p>19.7497967568938</text:p>
              </table:table-cell>
              <table:table-cell office:value-type="float" office:value="21.6858558467122">
                <text:p>21.6858558467122</text:p>
              </table:table-cell>
              <table:table-cell office:value-type="float" office:value="22.235721392441">
                <text:p>22.235721392441</text:p>
              </table:table-cell>
              <table:table-cell office:value-type="float" office:value="21.7848914029078">
                <text:p>21.7848914029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7.2685257753872">
                <text:p>27.2685257753872</text:p>
              </table:table-cell>
              <table:table-cell office:value-type="float" office:value="27.2685257753872">
                <text:p>27.268525775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676319398845">
                <text:p>27.9676319398845</text:p>
              </table:table-cell>
              <table:table-cell office:value-type="float" office:value="28.116204046728">
                <text:p>28.116204046728</text:p>
              </table:table-cell>
              <table:table-cell office:value-type="float" office:value="27.4985477310311">
                <text:p>27.4985477310311</text:p>
              </table:table-cell>
              <table:table-cell office:value-type="float" office:value="27.9143612232843">
                <text:p>27.9143612232843</text:p>
              </table:table-cell>
              <table:table-cell office:value-type="float" office:value="27.4732751790086">
                <text:p>27.4732751790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7.43131780258408">
                <text:p>7.43131780258408</text:p>
              </table:table-cell>
              <table:table-cell office:value-type="float" office:value="7.92710918031839">
                <text:p>7.9271091803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46864146562">
                <text:p>7.5846864146562</text:p>
              </table:table-cell>
              <table:table-cell office:value-type="float" office:value="10.373662956269">
                <text:p>10.373662956269</text:p>
              </table:table-cell>
              <table:table-cell office:value-type="float" office:value="9.12555321067">
                <text:p>9.12555321067</text:p>
              </table:table-cell>
              <table:table-cell office:value-type="float" office:value="9.5119121515994">
                <text:p>9.5119121515994</text:p>
              </table:table-cell>
              <table:table-cell office:value-type="float" office:value="9.1141913687998">
                <text:p>9.1141913687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-44.6434354498107">
                <text:p>-44.6434354498107</text:p>
              </table:table-cell>
              <table:table-cell office:value-type="float" office:value="-33.7360251396558">
                <text:p>-33.736025139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5.3659075281335">
                <text:p>-45.3659075281335</text:p>
              </table:table-cell>
              <table:table-cell office:value-type="float" office:value="-31.5796172077877">
                <text:p>-31.5796172077877</text:p>
              </table:table-cell>
              <table:table-cell office:value-type="float" office:value="-32.2122964349515">
                <text:p>-32.2122964349515</text:p>
              </table:table-cell>
              <table:table-cell office:value-type="float" office:value="-31.6741250981728">
                <text:p>-31.6741250981728</text:p>
              </table:table-cell>
              <table:table-cell office:value-type="float" office:value="-31.9340623012325">
                <text:p>-31.9340623012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-128.955733981797">
                <text:p>-128.955733981797</text:p>
              </table:table-cell>
              <table:table-cell office:value-type="float" office:value="-97.4729814956683">
                <text:p>-97.472981495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8.203801895291">
                <text:p>-128.203801895291</text:p>
              </table:table-cell>
              <table:table-cell office:value-type="float" office:value="-97.0711599910485">
                <text:p>-97.0711599910485</text:p>
              </table:table-cell>
              <table:table-cell office:value-type="float" office:value="-96.1369429782024">
                <text:p>-96.1369429782024</text:p>
              </table:table-cell>
              <table:table-cell office:value-type="float" office:value="-95.1230712075394">
                <text:p>-95.1230712075394</text:p>
              </table:table-cell>
              <table:table-cell office:value-type="float" office:value="-95.180469031892">
                <text:p>-95.180469031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-242.035038149235">
                <text:p>-242.035038149235</text:p>
              </table:table-cell>
              <table:table-cell office:value-type="float" office:value="-182.540072821117">
                <text:p>-182.54007282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9.56339514">
                <text:p>-239.56339514</text:p>
              </table:table-cell>
              <table:table-cell office:value-type="float" office:value="-186.039857790801">
                <text:p>-186.039857790801</text:p>
              </table:table-cell>
              <table:table-cell office:value-type="float" office:value="-182.59867030071">
                <text:p>-182.59867030071</text:p>
              </table:table-cell>
              <table:table-cell office:value-type="float" office:value="-180.822140441363">
                <text:p>-180.822140441363</text:p>
              </table:table-cell>
              <table:table-cell office:value-type="float" office:value="-180.614145048149">
                <text:p>-180.61414504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383.137660885523">
                <text:p>-383.137660885523</text:p>
              </table:table-cell>
              <table:table-cell office:value-type="float" office:value="-291.416256004675">
                <text:p>-291.41625600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9.013614324514">
                <text:p>-379.013614324514</text:p>
              </table:table-cell>
              <table:table-cell office:value-type="float" office:value="-298.673857169983">
                <text:p>-298.673857169983</text:p>
              </table:table-cell>
              <table:table-cell office:value-type="float" office:value="-291.870594030636">
                <text:p>-291.870594030636</text:p>
              </table:table-cell>
              <table:table-cell office:value-type="float" office:value="-289.04263235664">
                <text:p>-289.04263235664</text:p>
              </table:table-cell>
              <table:table-cell office:value-type="float" office:value="-288.537434030681">
                <text:p>-288.537434030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